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3300000090BE01C5355194EEE4.jpg" manifest:media-type="image/jpeg"/>
  <manifest:file-entry manifest:full-path="Pictures/10000000000001A5000000D78256525F52FE4CD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officeooo:rsid="001c8391" officeooo:paragraph-rsid="001c8391"/>
    </style:style>
    <style:style style:name="P3" style:family="paragraph" style:parent-style-name="Standard">
      <style:text-properties officeooo:rsid="001e5633" officeooo:paragraph-rsid="001e5633"/>
    </style:style>
    <style:style style:name="P4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e5633" officeooo:paragraph-rsid="001e5633"/>
    </style:style>
    <style:style style:name="P5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e5633" officeooo:paragraph-rsid="001e5633"/>
    </style:style>
    <style:style style:name="P6" style:family="paragraph" style:parent-style-name="Standard">
      <style:text-properties officeooo:rsid="001e5633" officeooo:paragraph-rsid="001e5633"/>
    </style:style>
    <style:style style:name="P7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f1fb6" officeooo:paragraph-rsid="001f1fb6"/>
    </style:style>
    <style:style style:name="P8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f2bba" officeooo:paragraph-rsid="001f2bba"/>
    </style:style>
    <style:style style:name="P9" style:family="paragraph" style:parent-style-name="Standard">
      <style:text-properties officeooo:rsid="001f2bba" officeooo:paragraph-rsid="001f2bba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meSlots:</text:p>
      <text:p text:style-name="P2">Verwendung eines Zeitstrahlmodels</text:p>
      <text:p text:style-name="P2">0|1|2|3|4|...</text:p>
      <text:p text:style-name="P2"/>
      <text:p text:style-name="P2"/>
      <text:p text:style-name="P3">Überschneidungsgrad ist am Beispiel:</text:p>
      <text:p text:style-name="P3">0.5:</text:p>
      <text:p text:style-name="P9">A = 6 Gruppen, B = 4 Gruppen, C = 2 Gruppen</text:p>
      <text:p text:style-name="P8">min(A,B,C) = 2 * 0.5 = 1</text:p>
      <text:p text:style-name="P4">gemeinsame Slots</text:p>
      <text:p text:style-name="P4"/>
      <text:p text:style-name="P7">bei gegebenen Wahrscheinlichkeiten der Studierenden für ihre Kursbelegung ist die Wahrscheinlichkeit keine Kurse zu belegen:</text:p>
      <text:p text:style-name="P7">Fach A = 0,8, Fach B = 0,9 und Fach C = 0,85</text:p>
      <text:p text:style-name="P7">1 - ( 0,8*0,9*0,85) = 0,388 =&gt; 38 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loext:graphic-properties draw:fill="none" draw:fill-color="#ffffff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2"><draw:image xlink:href="Pictures/10000000000001A5000000D78256525F52FE4CDB.jpg" xlink:type="simple" xlink:show="embed" xlink:actuate="onLoad"/></draw:frame><draw:frame draw:style-name="Mfr1" draw:name="Bild2" text:anchor-type="paragraph" svg:x="11.82cm" svg:y="-1.341cm" svg:width="5.096cm" svg:height="2.39cm" draw:z-index="3"><draw:image xlink:href="Pictures/100000000000013300000090BE01C5355194EEE4.jpg" xlink:type="simple" xlink:show="embed" xlink:actuate="onLoad"/></draw:frame></text:p>
      </style:header>
      <style:footer>
        <text:p text:style-name="MP1"><draw:frame text:anchor-type="paragraph" draw:z-index="0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1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1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9M6S</meta:editing-duration>
    <meta:editing-cycles>48</meta:editing-cycles>
    <meta:generator>LibreOffice/5.0.3.2$Linux_X86_64 LibreOffice_project/00m0$Build-2</meta:generator>
    <dc:date>2015-11-13T09:47:07.701734544</dc:date>
    <meta:document-statistic meta:table-count="0" meta:image-count="2" meta:object-count="0" meta:page-count="1" meta:paragraph-count="12" meta:word-count="71" meta:character-count="389" meta:non-whitespace-character-count="330"/>
    <meta:user-defined meta:name="Info 1"/>
    <meta:user-defined meta:name="Info 2"/>
    <meta:user-defined meta:name="Info 3"/>
    <meta:user-defined meta:name="Info 4"/>
  </office:meta>
</office:document-meta>
</file>